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5d6" officeooo:paragraph-rsid="00175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 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20:57:01.703433116</meta:creation-date>
    <dc:date>2018-07-03T23:04:55.437320443</dc:date>
    <meta:editing-duration>PT1H57M43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1.6.2$Linux_X86_64 LibreOffice_project/10m0$Build-2</meta:generator>
  </office:meta>
</office:document-meta>
</file>